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7daea" officeooo:paragraph-rsid="0007daea"/>
    </style:style>
    <style:style style:name="P2" style:family="paragraph" style:parent-style-name="Standard">
      <style:text-properties officeooo:rsid="00099eb2" officeooo:paragraph-rsid="00099eb2"/>
    </style:style>
    <style:style style:name="P3" style:family="paragraph" style:parent-style-name="Standard">
      <style:text-properties officeooo:rsid="000acad3" officeooo:paragraph-rsid="000acad3"/>
    </style:style>
    <style:style style:name="P4" style:family="paragraph" style:parent-style-name="Standard">
      <style:text-properties officeooo:rsid="000b9925" officeooo:paragraph-rsid="000b9925"/>
    </style:style>
    <style:style style:name="P5" style:family="paragraph" style:parent-style-name="Standard">
      <style:text-properties officeooo:rsid="000c0b66" officeooo:paragraph-rsid="000c0b66"/>
    </style:style>
    <style:style style:name="P6" style:family="paragraph" style:parent-style-name="Standard" style:list-style-name="L2">
      <style:text-properties officeooo:rsid="000c0b66" officeooo:paragraph-rsid="000c0b66"/>
    </style:style>
    <style:style style:name="T1" style:family="text">
      <style:text-properties officeooo:rsid="000d51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ymPRO-F</text:p>
      <text:p text:style-name="Title">Тестовый проект</text:p>
      <text:h text:style-name="Heading_20_1" text:outline-level="1">Цель:</text:h>
      <text:p text:style-name="Standard">Разработка прототипа веб-приложения для создания, управления и редактирования содержимого внешних файлов трёх различных типов:</text:p>
      <text:list xml:id="list2340006302" text:style-name="L1">
        <text:list-item>
          <text:p text:style-name="P1">Текстовые</text:p>
        </text:list-item>
        <text:list-item>
          <text:p text:style-name="P1">XML</text:p>
        </text:list-item>
        <text:list-item>
          <text:p text:style-name="P1">INI-файлы</text:p>
        </text:list-item>
      </text:list>
      <text:p text:style-name="P2">Для файлов любого типа должны быть предусмотрены как операции управления ими, как единым целым (просмотр списком в заданной папке, создание новых (пустых), переименование и удаление), так и операции с их содержимым (просмотр списком на уровне строк, создание/ редактирование/ удаление отдельных элементов)</text:p>
      <text:h text:style-name="Heading_20_1" text:outline-level="1">Типы файлов</text:h>
      <text:p text:style-name="P4">Программа должна обеспечивать полный набор функций для трёх типов данных (внешних файлов), перечисленных ниже. Подсистемы управления файлами различных типов автономны и независимы и объединены только общим начальным интерфейсом и и используют общие базовые классы для базовых функций.</text:p>
      <text:h text:style-name="Heading_20_2" text:outline-level="2">Текстовые</text:h>
      <text:p text:style-name="P5">Текстовые файлы имеют расширение txt и содержат просто набор произвольных строк, разделённых символом \n.</text:p>
      <text:h text:style-name="Heading_20_2" text:outline-level="2">XML</text:h>
      <text:p text:style-name="P5">XML-файлы могут выступать прототипом хранения данных заранее известной структуры <text:span text:style-name="T1">и и</text:span>меют расширение XML. Поэтому список элементов XML-файла будет предопределён и жёстко прописан в коде. Для всех допустимых элементов необходимо предусмотреть возможность выполнения следующих операций:</text:p>
      <text:list xml:id="list4159175234" text:style-name="L2">
        <text:list-item>
          <text:p text:style-name="P6">Создание новых из предопределённого списка допустимых</text:p>
        </text:list-item>
        <text:list-item>
          <text:p text:style-name="P6">Редактирование содержимого существующих</text:p>
        </text:list-item>
        <text:list-item>
          <text:p text:style-name="P6"><text:soft-page-break/>Удаление отдельных элементов (с контролем допустимости операции с точки зрения корректности структуры)</text:p>
        </text:list-item>
        <text:list-item>
          <text:p text:style-name="P6">Перемещение элементов по иерархии файла с контролем корректности образующейся новой структуры.</text:p>
        </text:list-item>
      </text:list>
      <text:h text:style-name="Heading_20_2" text:outline-level="2">INI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cm" loext:contextual-spacing="false" style:shadow="none"/>
      <style:text-properties style:font-name="DejaVu Sans" fo:font-family="'DejaVu Sans'" style:font-family-generic="swiss" style:font-pitch="variable" officeooo:rsid="0007dae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DejaVu Sans"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Footer" style:family="paragraph" style:parent-style-name="Standard" style:class="extra">
      <style:paragraph-properties fo:text-align="end" style:justify-single-word="false" fo:padding-left="0cm" fo:padding-right="0cm" fo:padding-top="0.4cm" fo:padding-bottom="0cm" fo:border-left="none" fo:border-right="none" fo:border-top="3pt solid #b2b2b2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89cf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Стр. <text:page-number text:select-page="current">2</text:page-number><text:s/>из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0:53:06.926256742</meta:creation-date>
    <meta:generator>LibreOffice/6.0.1.1$Linux_X86_64 LibreOffice_project/60bfb1526849283ce2491346ed2aa51c465abfe6</meta:generator>
    <dc:date>2018-05-31T18:18:54.939360662</dc:date>
    <dc:creator>Ivan Eduardovich Kachinskiy</dc:creator>
    <meta:editing-duration>PT19M6S</meta:editing-duration>
    <meta:editing-cycles>7</meta:editing-cycles>
    <meta:document-statistic meta:table-count="0" meta:image-count="0" meta:object-count="0" meta:page-count="2" meta:paragraph-count="20" meta:word-count="200" meta:character-count="1509" meta:non-whitespace-character-count="1331"/>
  </office:meta>
</office:document-meta>
</file>